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2000000258386DF58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7.937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subtitle">
      <style:graphic-properties draw:fill-color="#ffffff" fo:min-height="17.93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fo:min-height="3.506cm"/>
    </style:style>
    <style:style style:name="pr7" style:family="presentation" style:parent-style-name="lyt-bluegrey-outline1">
      <style:graphic-properties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3.507cm" svg:x="1.27cm" svg:y="7.923cm" presentation:class="title" presentation:user-transformed="true">
          <draw:text-box>
            <text:p>MongoDB for developers</text:p>
          </draw:text-box>
        </draw:frame>
        <draw:frame presentation:style-name="pr2" draw:text-style-name="P1" draw:layer="layout" svg:width="25.199cm" svg:height="17.937cm" svg:x="1.4cm" svg:y="0.837cm" presentation:class="subtitle">
          <draw:text-box>
            <text:list text:style-name="L1">
              <text:list-header>
                <text:p text:style-name="P1"/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32">
        <office:forms form:automatic-focus="false" form:apply-design-mode="false"/>
        <draw:frame presentation:style-name="pr4" draw:layer="layout" svg:width="25.199cm" svg:height="17.936cm" svg:x="1.4cm" svg:y="0.837cm" presentation:class="subtitle">
          <draw:text-box>
            <text:p text:style-name="P3">Part III: MongoDB database</text:p>
            <text:p text:style-name="P3">Estimated time: 3 hou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ing databas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hanging and creating dbs:</text:p>
              </text:list-item>
            </text:list>
            <text:list text:style-name="L3">
              <text:list-item>
                <text:list>
                  <text:list-item>
                    <text:p>use &lt;db&gt;</text:p>
                  </text:list-item>
                  <text:list-item>
                    <text:p>Lazy creation</text:p>
                  </text:list-item>
                  <text:list-item>
                    <text:p>show dbs</text:p>
                  </text:list-item>
                  <text:list-item>
                    <text:p>db.dropDatabase()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lec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roup of documents in the same db (tables)</text:p>
              </text:list-item>
              <text:list-item>
                <text:p>Collections are created on demand</text:p>
              </text:list-item>
              <text:list-item>
                <text:p>Capped collections:</text:p>
              </text:list-item>
            </text:list>
            <text:list text:style-name="L3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cersis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3-06T22:20:24</meta:creation-date>
    <dc:language>fi-FI</dc:language>
    <meta:editing-cycles>31</meta:editing-cycles>
    <meta:editing-duration>PT7H39M14S</meta:editing-duration>
    <meta:initial-creator>cross </meta:initial-creator>
    <dc:date>2012-03-21T22:37:54</dc:date>
    <dc:creator>Cross </dc:creator>
    <meta:document-statistic meta:object-count="5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